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fo:text-align="justify" style:justify-single-word="false"/>
    </style:style>
    <style:style style:name="P2" style:family="paragraph" style:parent-style-name="Standard" style:master-page-name="Standard">
      <style:paragraph-properties fo:margin-top="0in" fo:margin-bottom="0in" loext:contextual-spacing="false" fo:text-align="justify" style:justify-single-word="false" style:page-number="1"/>
    </style:style>
    <style:style style:name="T1" style:family="text">
      <style:text-properties fo:font-size="10pt" style:font-size-asian="10pt" style:font-size-complex="10pt"/>
    </style:style>
    <style:style style:name="T2" style:family="text">
      <style:text-properties fo:color="#1155cc" fo:font-size="10pt" style:text-underline-style="solid" style:text-underline-width="auto" style:text-underline-color="font-color" style:font-size-asian="10pt" style:font-size-complex="10pt"/>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ły bestiariusz słowiański #2</text:p>
      <text:p text:style-name="P1"/>
      <text:p text:style-name="P1">Stworzenia – wymówki</text:p>
      <text:p text:style-name="P1"/>
      <text:p text:style-name="P1">Gray Picture</text:p>
      <text:p text:style-name="P1"/>
      <text:p text:style-name="P1">Prawdziwy internetowy <office:annotation office:name="__Annotation__7_661972352"><dc:creator>Jakub Lisiecki</dc:creator><dc:date>2016-12-26T04:30:49</dc:date><text:p><text:span text:style-name="T3">O dziwo, coacher w jednym znaczeniu jest równe coach (trener). Tylko jest jeden szkopuł - coacher raczej oznacza dorożkarza albo konia dorożkowego :) radziłbym po prostu coach</text:span></text:p></office:annotation>coacher<office:annotation-end office:name="__Annotation__7_661972352"/> zapewne radziłby natychmiast przestać szukać zbędnych wymówek i już dziś zacząć zmieniać swoje życie na lepsze. Na wasze szczęście jestem zupełnym przeciwieństwem kogoś takiego, więc oto przedstawiam trzy istoty z wierzeń Słowian, których można użyć do wytłumaczenia wszelkich swoich niepowodzeń, porażek i codziennych problemów.</text:p>
      <text:p text:style-name="P1"/>
      <text:p text:style-name="P1">Licho</text:p>
      <text:p text:style-name="P1"/>
      <text:p text:style-name="P1">Czy zdarza się wam czasem gubić klucze od mieszkania? Lub nie pamiętać, gdzie zostawiło się telefon albo inne ważne rzeczy? A może upuszczać cenne porcelanowe filiżanki z ręcznie wykonanymi malunkami wyjątkowo brzydkich kwiatków? Na szczęście dzięki pewnemu słowiańskiemu demonowi – <office:annotation office:name="__Annotation__14_661972352"><dc:creator>Jakub Lisiecki</dc:creator><dc:date>2016-12-26T04:32:05</dc:date><text:p><text:span text:style-name="T3">Licho się odmienia</text:span></text:p></office:annotation>lichu<office:annotation-end office:name="__Annotation__14_661972352"/> – nie będziecie musieli ani tracić czasu na trenowanie pamięci, ani wydawać ostatnich ciężko zarobionych pieniędzy na leki na lepszą pracę mózgu, ani zwalać na niewinne babcine koty winy za zniszczone nakrycie stołowe. Licho była niewielką i kudłatą istotą, z wyglądu przypominającą trochę skrzyżowanie kota z małpą. Bardzo umiłowała sobie płatanie wyjątkowo złośliwych figli i psot. Tłukła i wywracała naczynia, dosypywała popiołu do mąki (czym można też tłumaczyć swój całkowity brak zdolności kulinarnych), plątała koniom grzywy (i jestem prawie całkowicie pewna, że dziś robi coś podobnego z lampkami choinkowymi i kablami od słuchawek) oraz chyba najbardziej uciążliwe – chowała domowe przedmioty w najmniej spodziewanych miejscach.</text:p>
      <text:p text:style-name="P1"/>
      <text:p text:style-name="P1">Psoty licha były dla naszych przodków na tyle uciążliwe, że mimo prawie całkowitego zapomnienia o owym stworku, pozostał po nim wyraźny ślad w wielu powiedzeniach: „Licho wie”, „Niech to licho porwie”, „Tam do licha”, „Licho nigdy nie śpi”, „Licho go nosi” i jeszcze wiele innych.</text:p>
      <text:p text:style-name="P1"/>
      <text:p text:style-name="P1">Dola</text:p>
      <text:p text:style-name="P1"/>
      <text:p text:style-name="P1">Święta Bożego Narodzenia już na szczęście minęły, a wraz z nimi zbyt intensywny najazd ukochanej rodziny, która przez większość roku udaje, że nie istniejecie, ale w te kilka szczególnych dni przypomina sobie o was i zadaje te wszystkie tak lubiane pytania. „Jak tam w pracy?” „Jak ci idzie w szkole?” „Masz już dziewczynę/chłopaka?” „Kiedy dzieci?” Możecie się już radować, gdyż znam inne rozwiązanie tego problemu niż te niezwykle męczące próby osiągnięcia czegoś w życiu czy równie wymagające wysiłku pozbycie się całej rodziny tak, żeby nikt tego nie zauważył. Wystarczy zwalić na dolę całą winę za wszelkie swoje niepowodzenia i niespełnienie cudzych, zbyt wygórowanych ambicji.</text:p>
      <text:p text:style-name="P1"/>
      <text:p text:style-name="P1">Dola była duchem opiekuńczym, towarzysząc człowiekowi przez całe życie doglądała dobytku właściciela, pomagała w codziennym życiu i pokonywaniu trudności. Jej głównym celem było pomaganie w osiągnięciu szeroko pojętych sukcesów i dobrobytu. Jednak dola nie zawsze działała tak, jak powinna, a to oznaczało, że człowiek od początku skazany był na porażkę i nieszczęście. Zdarzało się, iż ten duch opiekuńczy był niedostosowany do ambicji i pragnień swojego posiadacza. Chłopu z dolą kupca nigdy nic na polu nie urosło, konie łamały nogi, krowy dawały skwaśniałe mleko, a kury ciągle topiły się w najmniejszych nawet kałużach. Natomiast kupiec z dolą chłopską nie umiał ubić żadnego korzystnego interesu. Co więcej, nie wystarczyło do osiągnięcia sukcesu, żeby duch opiekuńczy był odpowiednio dobrany do ambicji właściciela, gdyż czasami zdarzały się egzemplarze wyjątkowo leniwe i bardzo nieużyteczne lub zwyczajnie niezaradne. Człowiek z taką dolą był skazany na klęskę niezależnie od tego, co zrobił.</text:p>
      <text:p text:style-name="P1"/>
      <text:p text:style-name="P1">Bełt</text:p>
      <text:p text:style-name="P1"/>
      <text:p text:style-name="P1">To wyjątkowo złośliwe i powszechne stworzenie znane było pod wieloma nazwami – bełt, błęd, błądzeń, błąd, błud i błudoń. Niezależnie od nadanej mu nazwy zawsze zachowywał się tak samo. Zebrane w niewielkie grupki złożone z kilku osobników czekały na traktach oraz rozdrożach, gdzie czyhały na niczego niespodziewających się ludzi, aby mylić im drogi, zwodzić na niebezpieczne szlaki pełne rozbójników i powodować chwilowy brak orientacji w terenie. Nie wiadomo czemu, ale na swoje ofiary szczególnie upodobały sobie wracających z karczm, gospód i co bardziej udanych wesel. Następnym razem, gdy ledwo żywi wrócicie do domu po całonocnej imprezie, zamiast szukać nazbyt skomplikowanych wytłumaczeń, wystarczy powiedzieć, że po drodze natrafiło się na stadko tych niemiłych demonów.</text:p>
      <text:p text:style-name="P1"/>
      <text:p text:style-name="P1">A skoro już o problemach związanych ze spożyciem za dużej ilości różnorakich alkoholi. Nasi przodkowie, nie mając dzisiejszej wiedzy o sposobie trawienia alkoholu przez organizm człowieka, próbowali na inne sposoby wytłumaczyć sobie przyczynę pojawiania się kaca. Jak łatwo się domyślić, wymyślili stworzenie, które obwiniali za to bardzo nieprzyjemne zjawisko. Gnieciuch przypominał coś pomiędzy kotem a szczurem, ale był od nich większy i miał nogi cienkie jak patyki. Mieszkał w zakamarkach chat i gdy w nocy wyczuł woń alkoholu, wychodził ze swojej kryjówki. Siadał na śpiącym człowieku i całą noc delektował się zapachem. Był na tyle ciężki, że uciskana w ten sposób osoba budziła się następnego dnia cała obolała, wyczerpana i całkowicie pozbawiona siły do jakiejkolwiek pracy.</text:p>
      <text:p text:style-name="P1"><text:soft-page-break/><text:s/></text:p>
      <text:p text:style-name="P1"><text:span text:style-name="T1">Grafiki:</text:span></text:p>
      <text:p text:style-name="P1"><text:a xlink:type="simple" xlink:href="http://www.artleo.com/pic/201207/1024x768/artleo.com-29603.jpg" text:style-name="Internet_20_link" text:visited-style-name="Visited_20_Internet_20_Link"><text:span text:style-name="T2">http://www.artleo.com/pic/201207/1024x768/artleo.com-29603.jpg</text:span></text:a></text:p>
      <text:p text:style-name="P1"><text:a xlink:type="simple" xlink:href="http://www.artleo.com/download/29603/1024x768/" text:style-name="Internet_20_link" text:visited-style-name="Visited_20_Internet_20_Link"><text:span text:style-name="T2">http://www.artleo.com/download/29603/1024x768/</text:span></text:a><text:span text:style-name="T1"> &lt;baner (taki sam jak w 1.)</text:span></text:p>
      <text:p text:style-name="P1"><text:a xlink:type="simple" xlink:href="https://www.slawoslaw.pl/wp-content/uploads/2015/11/dola-bestiariusz.jpg" text:style-name="Internet_20_link" text:visited-style-name="Visited_20_Internet_20_Link"><text:span text:style-name="T2">https://www.slawoslaw.pl/wp-content/uploads/2015/11/dola-bestiariusz.jpg</text:span></text:a><text:span text:style-name="T1"> &lt;do tekstu pod nagłówkiem Dola</text:span></text:p>
      <text:p text:style-name="P1"><text:a xlink:type="simple" xlink:href="https://www.slawoslaw.pl/taka-juz-ich-dola-slow-kilka-o-slowianskim-losie/" text:style-name="Internet_20_link" text:visited-style-name="Visited_20_Internet_20_Link"><text:span text:style-name="T2">https://www.slawoslaw.pl/taka-juz-ich-dola-slow-kilka-o-slowianskim-losie/</text:span></text:a><text:span text:style-name="T1"> (powyższa grafika kieruje do tej strony, ale [co jest tam podpisane] pochodzi z książki „Bestiariusz słowiański, czyli rzecz o skrzatach, wodnikach i rusałkach”, generalnie podobna sytuacja powtarza się w wszystkich grafikach, bo ciężko jest znaleźć coś pasującego, co nie pochodzi z tej książki)</text:span></text:p>
      <text:p text:style-name="P1"><text:a xlink:type="simple" xlink:href="https://slowianskibestiariusz.pl/wp-content/uploads/2016/04/licho_by_hetman80.jpg" text:style-name="Internet_20_link" text:visited-style-name="Visited_20_Internet_20_Link"><text:span text:style-name="T2">https://slowianskibestiariusz.pl/wp-content/uploads/2016/04/licho_by_hetman80.jpg</text:span></text:a><text:span text:style-name="T1"> &lt;do tekstu pod nagłówkiem Licho</text:span></text:p>
      <text:p text:style-name="P1"><text:a xlink:type="simple" xlink:href="https://slowianskibestiariusz.pl/bestiariusz/demony-polne/licho-nigdy-spi/" text:style-name="Internet_20_link" text:visited-style-name="Visited_20_Internet_20_Link"><text:span text:style-name="T2">https://slowianskibestiariusz.pl/bestiariusz/demony-polne/licho-nigdy-spi/</text:span></text:a></text:p>
      <text:p text:style-name="P1"><text:a xlink:type="simple" xlink:href="http://4.bp.blogspot.com/-IxabCTdfq3I/VHG89c4yP-I/AAAAAAAACZw/GWwulLWEpvY/s1600/be%C5%82ty.jpg" text:style-name="Internet_20_link" text:visited-style-name="Visited_20_Internet_20_Link"><text:span text:style-name="T2">http://4.bp.blogspot.com/-IxabCTdfq3I/VHG89c4yP-I/AAAAAAAACZw/GWwulLWEpvY/s1600/be%C5%82ty.jpg</text:span></text:a><text:span text:style-name="T1"> &lt;do tekstu pod nagłówkiem Bełt</text:span></text:p>
      <text:p text:style-name="P1"><text:span text:style-name="T1">http://wiedzma-czyta.blogspot.com/2014/11/pawe-zych-i-witold-vargas-bestiariusz.html </text:span></text:p>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4" meta:word-count="796" meta:character-count="6003" meta:non-whitespace-character-count="5221"/>
    <meta:generator>LibreOfficeDev/5.1.0.3$Linux_X86_64 LibreOffice_project/</meta:generator>
  </office:meta>
</office:document-meta>
</file>